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na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9614d" officeooo:paragraph-rsid="0029614d"/>
    </style:style>
    <style:style style:name="P2" style:family="paragraph" style:parent-style-name="Text_20_body">
      <style:text-properties officeooo:rsid="002d542b" officeooo:paragraph-rsid="002d542b"/>
    </style:style>
    <style:style style:name="P3" style:family="paragraph" style:parent-style-name="Text_20_body">
      <style:text-properties officeooo:rsid="002ed128" officeooo:paragraph-rsid="002ed128"/>
    </style:style>
    <style:style style:name="P4" style:family="paragraph" style:parent-style-name="Text_20_body">
      <style:text-properties officeooo:rsid="00309032" officeooo:paragraph-rsid="00309032"/>
    </style:style>
    <style:style style:name="P5" style:family="paragraph" style:parent-style-name="Text_20_body">
      <style:text-properties officeooo:rsid="00309032" officeooo:paragraph-rsid="00327a84"/>
    </style:style>
    <style:style style:name="P6" style:family="paragraph" style:parent-style-name="Text_20_body">
      <style:text-properties officeooo:rsid="003302ad" officeooo:paragraph-rsid="003302ad"/>
    </style:style>
    <style:style style:name="P7" style:family="paragraph" style:parent-style-name="Text_20_body">
      <style:text-properties officeooo:rsid="0034aa2f" officeooo:paragraph-rsid="0034aa2f"/>
    </style:style>
    <style:style style:name="P8" style:family="paragraph" style:parent-style-name="Text_20_body">
      <style:text-properties officeooo:rsid="00374e5f" officeooo:paragraph-rsid="00374e5f"/>
    </style:style>
    <style:style style:name="P9" style:family="paragraph" style:parent-style-name="Text_20_body">
      <style:text-properties officeooo:rsid="0035e9f5" officeooo:paragraph-rsid="0035e9f5"/>
    </style:style>
    <style:style style:name="P10" style:family="paragraph" style:parent-style-name="Text_20_body">
      <style:text-properties officeooo:rsid="00393319" officeooo:paragraph-rsid="00393319"/>
    </style:style>
    <style:style style:name="P11" style:family="paragraph" style:parent-style-name="Text_20_body">
      <style:text-properties officeooo:rsid="003d079c" officeooo:paragraph-rsid="003d079c"/>
    </style:style>
    <style:style style:name="P12" style:family="paragraph" style:parent-style-name="Heading_20_2">
      <style:text-properties officeooo:rsid="00241732"/>
    </style:style>
    <style:style style:name="P13" style:family="paragraph" style:parent-style-name="Heading_20_2">
      <style:paragraph-properties fo:break-before="page"/>
      <style:text-properties officeooo:rsid="001d2045" officeooo:paragraph-rsid="001d2045"/>
    </style:style>
    <style:style style:name="P14" style:family="paragraph" style:parent-style-name="Heading_20_2">
      <style:paragraph-properties fo:break-before="page"/>
      <style:text-properties officeooo:rsid="0029614d" officeooo:paragraph-rsid="0029614d"/>
    </style:style>
    <style:style style:name="P15" style:family="paragraph" style:parent-style-name="Heading_20_3">
      <style:text-properties officeooo:rsid="001d2045" officeooo:paragraph-rsid="001d2045"/>
    </style:style>
    <style:style style:name="P16" style:family="paragraph" style:parent-style-name="Heading_20_3">
      <style:text-properties officeooo:rsid="001e9052" officeooo:paragraph-rsid="001e9052"/>
    </style:style>
    <style:style style:name="P17" style:family="paragraph" style:parent-style-name="Heading_20_3">
      <style:text-properties officeooo:rsid="0029614d" officeooo:paragraph-rsid="0029614d"/>
    </style:style>
    <style:style style:name="P18" style:family="paragraph" style:parent-style-name="Heading_20_3">
      <style:text-properties officeooo:rsid="002d542b" officeooo:paragraph-rsid="002d542b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Heading_20_3" style:list-style-name=""/>
    <style:style style:name="P21" style:family="paragraph" style:parent-style-name="Heading_20_3" style:list-style-name="">
      <style:text-properties officeooo:rsid="0038fe39" officeooo:paragraph-rsid="0038fe39"/>
    </style:style>
    <style:style style:name="P22" style:family="paragraph" style:parent-style-name="Heading_20_3">
      <style:text-properties officeooo:rsid="00374e5f" officeooo:paragraph-rsid="00374e5f"/>
    </style:style>
    <style:style style:name="P23" style:family="paragraph" style:parent-style-name="Heading_20_3">
      <style:text-properties officeooo:paragraph-rsid="00374e5f"/>
    </style:style>
    <style:style style:name="P24" style:family="paragraph" style:parent-style-name="Heading_20_4">
      <style:text-properties officeooo:rsid="002d542b" officeooo:paragraph-rsid="002d542b"/>
    </style:style>
    <style:style style:name="P25" style:family="paragraph" style:parent-style-name="Text_20_body" style:list-style-name="L1">
      <style:text-properties officeooo:rsid="001d2045" officeooo:paragraph-rsid="001d2045"/>
    </style:style>
    <style:style style:name="P26" style:family="paragraph" style:parent-style-name="Text_20_body" style:list-style-name="L2">
      <style:text-properties officeooo:rsid="001d2045" officeooo:paragraph-rsid="001d2045"/>
    </style:style>
    <style:style style:name="P27" style:family="paragraph" style:parent-style-name="Text_20_body" style:list-style-name="L3">
      <style:text-properties officeooo:rsid="001d2045" officeooo:paragraph-rsid="001d2045"/>
    </style:style>
    <style:style style:name="P28" style:family="paragraph" style:parent-style-name="Text_20_body" style:list-style-name="L4">
      <style:text-properties officeooo:rsid="001d2045" officeooo:paragraph-rsid="001d2045"/>
    </style:style>
    <style:style style:name="P29" style:family="paragraph" style:parent-style-name="Text_20_body" style:list-style-name="L5">
      <style:text-properties officeooo:rsid="001d2045" officeooo:paragraph-rsid="001d2045"/>
    </style:style>
    <style:style style:name="P30" style:family="paragraph" style:parent-style-name="Text_20_body" style:list-style-name="L6">
      <style:text-properties officeooo:rsid="001d2045" officeooo:paragraph-rsid="001d2045"/>
    </style:style>
    <style:style style:name="P31" style:family="paragraph" style:parent-style-name="Text_20_body" style:list-style-name="L8">
      <style:text-properties officeooo:rsid="001d2045" officeooo:paragraph-rsid="001d2045"/>
    </style:style>
    <style:style style:name="P32" style:family="paragraph" style:parent-style-name="Text_20_body" style:list-style-name="L2">
      <style:text-properties officeooo:rsid="0023dd31" officeooo:paragraph-rsid="0023dd31"/>
    </style:style>
    <style:style style:name="P33" style:family="paragraph" style:parent-style-name="Text_20_body" style:list-style-name="L9">
      <style:text-properties officeooo:rsid="0023dd31" officeooo:paragraph-rsid="0023dd31"/>
    </style:style>
    <style:style style:name="P34" style:family="paragraph" style:parent-style-name="Text_20_body" style:list-style-name="L2">
      <style:text-properties officeooo:rsid="0025a942" officeooo:paragraph-rsid="0025a942"/>
    </style:style>
    <style:style style:name="P35" style:family="paragraph" style:parent-style-name="Text_20_body" style:list-style-name="L4">
      <style:text-properties officeooo:rsid="001e9052" officeooo:paragraph-rsid="001e9052"/>
    </style:style>
    <style:style style:name="P36" style:family="paragraph" style:parent-style-name="Text_20_body" style:list-style-name="L5">
      <style:text-properties officeooo:rsid="001e9052" officeooo:paragraph-rsid="001e9052"/>
    </style:style>
    <style:style style:name="P37" style:family="paragraph" style:parent-style-name="Text_20_body" style:list-style-name="L9">
      <style:text-properties officeooo:rsid="001e9052" officeooo:paragraph-rsid="001e9052"/>
    </style:style>
    <style:style style:name="P38" style:family="paragraph" style:parent-style-name="Text_20_body" style:list-style-name="L5">
      <style:text-properties officeooo:rsid="001e80fe" officeooo:paragraph-rsid="001e80fe"/>
    </style:style>
    <style:style style:name="P39" style:family="paragraph" style:parent-style-name="Text_20_body" style:list-style-name="L6">
      <style:text-properties officeooo:rsid="001e80fe" officeooo:paragraph-rsid="001e80fe"/>
    </style:style>
    <style:style style:name="P40" style:family="paragraph" style:parent-style-name="Text_20_body" style:list-style-name="L6">
      <style:text-properties officeooo:rsid="00241732" officeooo:paragraph-rsid="00241732"/>
    </style:style>
    <style:style style:name="P41" style:family="paragraph" style:parent-style-name="Text_20_body" style:list-style-name="L7">
      <style:text-properties officeooo:rsid="00241732" officeooo:paragraph-rsid="00241732"/>
    </style:style>
    <style:style style:name="P42" style:family="paragraph" style:parent-style-name="Text_20_body" style:list-style-name="L9">
      <style:text-properties officeooo:rsid="00241732" officeooo:paragraph-rsid="00241732"/>
    </style:style>
    <style:style style:name="P43" style:family="paragraph" style:parent-style-name="Text_20_body" style:list-style-name="L9">
      <style:text-properties officeooo:rsid="0028a82d" officeooo:paragraph-rsid="0028a82d"/>
    </style:style>
    <style:style style:name="P44" style:family="paragraph" style:parent-style-name="Text_20_body" style:list-style-name="L9">
      <style:text-properties officeooo:rsid="0038fe39" officeooo:paragraph-rsid="0038fe39"/>
    </style:style>
    <style:style style:name="P45" style:family="paragraph" style:parent-style-name="Text_20_body" style:list-style-name="L11">
      <style:text-properties officeooo:rsid="003d079c" officeooo:paragraph-rsid="003d079c"/>
    </style:style>
    <style:style style:name="P46" style:family="paragraph" style:parent-style-name="Text_20_body">
      <style:text-properties officeooo:rsid="003d079c" officeooo:paragraph-rsid="004040ea"/>
    </style:style>
    <style:style style:name="P47" style:family="paragraph" style:parent-style-name="Text_20_body" style:list-style-name="L11">
      <style:text-properties officeooo:rsid="003e6524" officeooo:paragraph-rsid="003e6524"/>
    </style:style>
    <style:style style:name="P48" style:family="paragraph" style:parent-style-name="Text_20_body" style:list-style-name="L11">
      <style:text-properties officeooo:rsid="003f9d4b" officeooo:paragraph-rsid="003f9d4b"/>
    </style:style>
    <style:style style:name="P49" style:family="paragraph" style:parent-style-name="Text_20_body" style:list-style-name="L12"/>
    <style:style style:name="P50" style:family="paragraph" style:parent-style-name="Text_20_body" style:list-style-name="L12">
      <style:text-properties officeooo:rsid="002cba5c" officeooo:paragraph-rsid="002cba5c"/>
    </style:style>
    <style:style style:name="P51" style:family="paragraph" style:parent-style-name="Text_20_body" style:list-style-name="L12">
      <style:text-properties officeooo:rsid="002ed128" officeooo:paragraph-rsid="002ed128"/>
    </style:style>
    <style:style style:name="P52" style:family="paragraph" style:parent-style-name="Text_20_body" style:list-style-name="L14">
      <style:text-properties officeooo:rsid="002ed128" officeooo:paragraph-rsid="002ed128"/>
    </style:style>
    <style:style style:name="P53" style:family="paragraph" style:parent-style-name="Text_20_body" style:list-style-name="L12">
      <style:text-properties officeooo:rsid="002d542b" officeooo:paragraph-rsid="002d542b"/>
    </style:style>
    <style:style style:name="P54" style:family="paragraph" style:parent-style-name="Text_20_body" style:list-style-name="L13">
      <style:text-properties officeooo:rsid="00327a84" officeooo:paragraph-rsid="00327a84"/>
    </style:style>
    <style:style style:name="P55" style:family="paragraph" style:parent-style-name="Text_20_body" style:list-style-name="L13">
      <style:text-properties officeooo:rsid="00327a84" officeooo:paragraph-rsid="003302ad"/>
    </style:style>
    <style:style style:name="P56" style:family="paragraph" style:parent-style-name="Text_20_body" style:list-style-name="L15">
      <style:text-properties officeooo:rsid="0034aa2f" officeooo:paragraph-rsid="0034aa2f"/>
    </style:style>
    <style:style style:name="P57" style:family="paragraph" style:parent-style-name="Text_20_body" style:list-style-name="L15">
      <style:text-properties officeooo:rsid="0035e9f5" officeooo:paragraph-rsid="0035e9f5"/>
    </style:style>
    <style:style style:name="P58" style:family="paragraph" style:parent-style-name="Text_20_body" style:list-style-name="L16">
      <style:text-properties officeooo:rsid="004040ea" officeooo:paragraph-rsid="004040ea"/>
    </style:style>
    <style:style style:name="T1" style:family="text">
      <style:text-properties officeooo:rsid="002280a0"/>
    </style:style>
    <style:style style:name="T2" style:family="text">
      <style:text-properties officeooo:rsid="00241732"/>
    </style:style>
    <style:style style:name="T3" style:family="text">
      <style:text-properties officeooo:rsid="0025a942"/>
    </style:style>
    <style:style style:name="T4" style:family="text">
      <style:text-properties officeooo:rsid="00262786"/>
    </style:style>
    <style:style style:name="T5" style:family="text">
      <style:text-properties officeooo:rsid="00272aae"/>
    </style:style>
    <style:style style:name="T6" style:family="text">
      <style:text-properties officeooo:rsid="0027b3db"/>
    </style:style>
    <style:style style:name="T7" style:family="text">
      <style:text-properties officeooo:rsid="0027c635"/>
    </style:style>
    <style:style style:name="T8" style:family="text">
      <style:text-properties officeooo:rsid="002babb6"/>
    </style:style>
    <style:style style:name="T9" style:family="text">
      <style:text-properties officeooo:rsid="002cba5c"/>
    </style:style>
    <style:style style:name="T10" style:family="text">
      <style:text-properties officeooo:rsid="002d542b"/>
    </style:style>
    <style:style style:name="T11" style:family="text">
      <style:text-properties officeooo:rsid="002ed128"/>
    </style:style>
    <style:style style:name="T12" style:family="text">
      <style:text-properties officeooo:rsid="00307971"/>
    </style:style>
    <style:style style:name="T13" style:family="text">
      <style:text-properties fo:color="#ffffff" loext:opacity="100%" style:font-name="Liberation Mono1" fo:background-color="#333333" loext:char-shading-value="0"/>
    </style:style>
    <style:style style:name="T14" style:family="text">
      <style:text-properties officeooo:rsid="00327a84"/>
    </style:style>
    <style:style style:name="T15" style:family="text">
      <style:text-properties officeooo:rsid="003302ad"/>
    </style:style>
    <style:style style:name="T16" style:family="text">
      <style:text-properties officeooo:rsid="0034aa2f"/>
    </style:style>
    <style:style style:name="T17" style:family="text">
      <style:text-properties officeooo:rsid="00374e5f"/>
    </style:style>
    <style:style style:name="T18" style:family="text">
      <style:text-properties officeooo:rsid="003a7599"/>
    </style:style>
    <style:style style:name="T19" style:family="text">
      <style:text-properties officeooo:rsid="003b9765"/>
    </style:style>
    <style:style style:name="T20" style:family="text">
      <style:text-properties officeooo:rsid="003d079c"/>
    </style:style>
    <style:style style:name="T21" style:family="text">
      <style:text-properties fo:background-color="#333333" loext:char-shading-value="0"/>
    </style:style>
    <style:style style:name="T22" style:family="text">
      <style:text-properties style:font-name="Liberation Mono1" fo:background-color="#333333" loext:char-shading-value="0"/>
    </style:style>
    <style:style style:name="T23" style:family="text">
      <style:text-properties officeooo:rsid="004040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ultiMachineBuilder rebuild</text:h>
      <text:h text:style-name="P12" text:outline-level="2">Why?</text:h>
      <text:p text:style-name="Text_20_body"/>
      <text:h text:style-name="P13" text:outline-level="2">To be rewritten/remade</text:h>
      <text:h text:style-name="P15" text:outline-level="3">Full remake (with new concepts)</text:h>
      <text:list xml:id="list184081113" text:style-name="L1">
        <text:list-item>
          <text:p text:style-name="P25">Mod system (JAR → DLL)</text:p>
        </text:list-item>
        <text:list-item>
          <text:p text:style-name="P25">Graphics (Java 2d → OpenGL)</text:p>
        </text:list-item>
        <text:list-item>
          <text:p text:style-name="P25">UI <text:span text:style-name="T3">system </text:span>(Swing → WPF)</text:p>
        </text:list-item>
      </text:list>
      <text:h text:style-name="P15" text:outline-level="3">Full rewrite (no old code used, similar concepts)</text:h>
      <text:list xml:id="list2047273388" text:style-name="L2">
        <text:list-item>
          <text:p text:style-name="P26">Block drawers</text:p>
        </text:list-item>
        <text:list-item>
          <text:p text:style-name="P32">Item re-coloring</text:p>
          <text:list>
            <text:list-item>
              <text:p text:style-name="P32">Color mapper → Overlayed coloring</text:p>
            </text:list-item>
          </text:list>
        </text:list-item>
        <text:list-item>
          <text:p text:style-name="P32">Texture generator</text:p>
        </text:list-item>
        <text:list-item>
          <text:p text:style-name="P32">UI components</text:p>
          <text:list>
            <text:list-item>
              <text:p text:style-name="P32">Custom modelled checkboxes</text:p>
            </text:list-item>
          </text:list>
        </text:list-item>
        <text:list-item>
          <text:p text:style-name="P34">UIs</text:p>
          <text:list>
            <text:list-item>
              <text:p text:style-name="P34">World window</text:p>
              <text:list>
                <text:list-item>
                  <text:p text:style-name="P34">World frame</text:p>
                </text:list-item>
                <text:list-item>
                  <text:p text:style-name="P34">Inventory frame</text:p>
                </text:list-item>
                <text:list-item>
                  <text:p text:style-name="P34">Recipe frame</text:p>
                </text:list-item>
              </text:list>
            </text:list-item>
            <text:list-item>
              <text:p text:style-name="P34"/>
            </text:list-item>
          </text:list>
        </text:list-item>
      </text:list>
      <text:h text:style-name="P15" text:outline-level="3">Mostly rewritten (almost no old code, similar concepts)</text:h>
      <text:list xml:id="list2802086890" text:style-name="L3">
        <text:list-item>
          <text:p text:style-name="P27">Texture system (Java2D BufferedImage → OpenGL texture atlases)</text:p>
        </text:list-item>
        <text:list-item>
          <text:p text:style-name="P27">Sound system (Java Sound → NAudio)</text:p>
        </text:list-item>
      </text:list>
      <text:h text:style-name="P15" text:outline-level="3">Major rewrite (very little old code used, very similar concepts)</text:h>
      <text:list xml:id="list2268284066" text:style-name="L4">
        <text:list-item>
          <text:p text:style-name="P35">Variable references (no specialized ones for primitives)</text:p>
        </text:list-item>
        <text:list-item>
          <text:p text:style-name="P35">JSON tooling <text:span text:style-name="T2">(Jackson → Json.NET)</text:span></text:p>
        </text:list-item>
        <text:list-item>
          <text:p text:style-name="P28">Blocks and items will be in the same index</text:p>
        </text:list-item>
        <text:list-item>
          <text:p text:style-name="P28">Block system</text:p>
        </text:list-item>
        <text:list-item>
          <text:p text:style-name="P28">Item system</text:p>
          <text:list>
            <text:list-item>
              <text:p text:style-name="P28">Item tags</text:p>
            </text:list-item>
            <text:list-item>
              <text:p text:style-name="P28">Item deprecation</text:p>
            </text:list-item>
          </text:list>
        </text:list-item>
        <text:list-item>
          <text:p text:style-name="P28">World</text:p>
          <text:list>
            <text:list-item>
              <text:p text:style-name="P35"><text:soft-page-break/>Map proxy</text:p>
            </text:list-item>
            <text:list-item>
              <text:p text:style-name="P35">Player</text:p>
            </text:list-item>
            <text:list-item>
              <text:p text:style-name="P35">Block map</text:p>
            </text:list-item>
            <text:list-item>
              <text:p text:style-name="P35"/>
            </text:list-item>
          </text:list>
        </text:list-item>
        <text:list-item>
          <text:p text:style-name="P28">Universe</text:p>
        </text:list-item>
      </text:list>
      <text:h text:style-name="P15" text:outline-level="3">Significant rewrite (old code is significant, almost same concepts)</text:h>
      <text:list xml:id="list2325045833" text:style-name="L5">
        <text:list-item>
          <text:p text:style-name="P29">Electricity</text:p>
        </text:list-item>
        <text:list-item>
          <text:p text:style-name="P29">Crafting</text:p>
        </text:list-item>
        <text:list-item>
          <text:p text:style-name="P29">Auto-generated materials <text:span text:style-name="T5">(incl crops)</text:span></text:p>
        </text:list-item>
        <text:list-item>
          <text:p text:style-name="P29">Auto-generated electronics</text:p>
        </text:list-item>
        <text:list-item>
          <text:p text:style-name="P29">Auto-generated machine parts</text:p>
        </text:list-item>
        <text:list-item>
          <text:p text:style-name="P29">Block entities <text:span text:style-name="T6">(all)</text:span></text:p>
        </text:list-item>
        <text:list-item>
          <text:p text:style-name="P38">Item entities <text:span text:style-name="T7">(all)</text:span></text:p>
        </text:list-item>
        <text:list-item>
          <text:p text:style-name="P36"/>
        </text:list-item>
      </text:list>
      <text:h text:style-name="P15" text:outline-level="3">Minor rewrite (old code is majority, same concepts)</text:h>
      <text:list xml:id="list367786061" text:style-name="L6">
        <text:list-item>
          <text:p text:style-name="P30">Simple blocks <text:span text:style-name="T4">(those coded manually)</text:span></text:p>
        </text:list-item>
        <text:list-item>
          <text:p text:style-name="P39">Crafting ingredients (those coded manually)</text:p>
        </text:list-item>
        <text:list-item>
          <text:p text:style-name="P40">Collections</text:p>
          <text:list>
            <text:list-item>
              <text:p text:style-name="P40">Self-set</text:p>
            </text:list-item>
            <text:list-item>
              <text:p text:style-name="P40">Allocator</text:p>
            </text:list-item>
            <text:list-item>
              <text:p text:style-name="P40"/>
            </text:list-item>
          </text:list>
        </text:list-item>
      </text:list>
      <text:h text:style-name="P15" text:outline-level="3">Almost the same (old code is only adapted, same concepts)</text:h>
      <text:list xml:id="list1030932890" text:style-name="L7">
        <text:list-header>
          <text:p text:style-name="P41"/>
        </text:list-header>
      </text:list>
      <text:h text:style-name="P15" text:outline-level="3">Identical (exactly the same, file for file and concepts)</text:h>
      <text:list xml:id="list2458860282" text:style-name="L8">
        <text:list-item>
          <text:p text:style-name="P31">Textures</text:p>
        </text:list-item>
        <text:list-item>
          <text:p text:style-name="P31">Sounds</text:p>
        </text:list-item>
      </text:list>
      <text:h text:style-name="P16" text:outline-level="3">Will be gone (for removal, to ease support)</text:h>
      <text:list xml:id="list3729345749" text:style-name="L9">
        <text:list-item>
          <text:p text:style-name="P37">Advanced files <text:span text:style-name="T1">(find a new library)</text:span></text:p>
        </text:list-item>
        <text:list-item>
          <text:p text:style-name="P33">Custom geometry (→ Rtree)</text:p>
        </text:list-item>
        <text:list-item>
          <text:p text:style-name="P37">Custom debugging code (→ log4net)</text:p>
        </text:list-item>
        <text:list-item>
          <text:p text:style-name="P33"><text:soft-page-break/>Image slicer (→ texture atlases)</text:p>
        </text:list-item>
        <text:list-item>
          <text:p text:style-name="P33">Checkbox list</text:p>
        </text:list-item>
        <text:list-item>
          <text:p text:style-name="P42">Static list</text:p>
        </text:list-item>
        <text:list-item>
          <text:p text:style-name="P43">All deprecated content items</text:p>
        </text:list-item>
        <text:list-item>
          <text:p text:style-name="P44">Multi-block machines</text:p>
        </text:list-item>
      </text:list>
      <text:h text:style-name="P14" text:outline-level="2">Migration plan</text:h>
      <text:h text:style-name="Heading_20_3" text:outline-level="3">Phase 0 (code conversion)</text:h>
      <text:p text:style-name="P10">In this phase no code will be re<text:span text:style-name="T18">written, but code will be converted into C# for easier rewriting. </text:span><text:span text:style-name="T19">Sharpen will be used for code conversion.</text:span></text:p>
      <text:h text:style-name="Heading_20_4" text:outline-level="4">Subphase 0 (automatic)</text:h>
      <text:p text:style-name="P11">In this subphase most work will be automated. <text:span text:style-name="T23">The code will be converted to C# using Sharpen</text:span></text:p>
      <text:h text:style-name="Heading_20_4" text:outline-level="4">Subphase 1 (manual)</text:h>
      <text:p text:style-name="P46"><text:span text:style-name="T23">Here, all references and libraries will be replaced with their .NET equivalents. These will require special handling:</text:span></text:p>
      <text:list xml:id="list1589885720" text:style-name="L16">
        <text:list-item>
          <text:p text:style-name="P58">events</text:p>
        </text:list-item>
        <text:list-item>
          <text:p text:style-name="P58">SneakyThrow – cut it all out</text:p>
        </text:list-item>
        <text:list-item>
          <text:p text:style-name="P58">streams – replace with LINQ</text:p>
        </text:list-item>
      </text:list>
      <text:p text:style-name="P46">Manually replace some code with their equivalents</text:p>
      <text:list xml:id="list3382668675" text:style-name="L11">
        <text:list-item>
          <text:p text:style-name="P45">Event conversion</text:p>
          <text:list>
            <text:list-item>
              <text:p text:style-name="P45">replace <text:span text:style-name="T22">Event&lt;T&gt;</text:span> constants with appriopriate events</text:p>
            </text:list-item>
            <text:list-item>
              <text:p text:style-name="P45">and their <text:span text:style-name="T13">addListener</text:span><text:span text:style-name="T21">()</text:span> invocations with handler registrations</text:p>
            </text:list-item>
            <text:list-item>
              <text:p text:style-name="P47">and their triggers</text:p>
            </text:list-item>
          </text:list>
        </text:list-item>
        <text:list-item>
          <text:p text:style-name="P48">replace erroring types with new equivalents</text:p>
        </text:list-item>
      </text:list>
      <text:h text:style-name="P17" text:outline-level="3">Phase 1 <text:span text:style-name="T10">(inner core)</text:span></text:h>
      <text:p text:style-name="P1">In this phase, the most basic functionality will be created <text:span text:style-name="T20">based upon the conversion</text:span><text:span text:style-name="T8">. </text:span><text:span text:style-name="T9">The most important thing is creation of a working window. The 1st phase won’t have any gameplay</text:span></text:p>
      <text:list xml:id="list2805047046" text:style-name="L12">
        <text:list-item>
          <text:p text:style-name="P50">Create a window</text:p>
        </text:list-item>
        <text:list-item>
          <text:p text:style-name="P51">Implement translation</text:p>
        </text:list-item>
        <text:list-item>
          <text:p text:style-name="P53">Recreate the layout of the main menu (non-functional)</text:p>
        </text:list-item>
        <text:list-item>
          <text:p text:style-name="P51">Implement the exit button</text:p>
        </text:list-item>
        <text:list-item>
          <text:p text:style-name="P49">Recreate the collections classes from the <text:span text:style-name="T13">monniasza.collects.*</text:span> packages</text:p>
        </text:list-item>
      </text:list>
      <text:h text:style-name="P18" text:outline-level="3">Phase 2 (outer core)</text:h>
      <text:p text:style-name="P2">This phase will be used for testing only the minium functionality to game to run</text:p>
      <text:h text:style-name="Heading_20_4" text:outline-level="4">Work stream A (modloader)</text:h>
      <text:p text:style-name="P2">This work stream is concerned with loading mods. A sample mod called HelloWorld will be created to test the functionality of the mod loader.</text:p>
      <text:h text:style-name="Heading_20_4" text:outline-level="4"><text:soft-page-break/>Work stream B (world system)</text:h>
      <text:p text:style-name="P5">This work stream is concerned with creating <text:span text:style-name="T14">a working implementation of the world system. The blocks used for testing are shown below:</text:span></text:p>
      <text:list xml:id="list4044808037" text:style-name="L13">
        <text:list-item>
          <text:p text:style-name="P54">Air</text:p>
        </text:list-item>
        <text:list-item>
          <text:p text:style-name="P54">Grass</text:p>
        </text:list-item>
        <text:list-item>
          <text:p text:style-name="P55">(temporary) Test BlockEntity</text:p>
        </text:list-item>
      </text:list>
      <text:h text:style-name="Heading_20_4" text:outline-level="4">Work stream C (OpenGL <text:span text:style-name="T12">&amp; world window</text:span>)</text:h>
      <text:p text:style-name="P2">This work stream is concerned with OpenGL context management.</text:p>
      <text:h text:style-name="Heading_20_4" text:outline-level="4">Work stream D (<text:span text:style-name="T11">implement main menu)</text:span></text:h>
      <text:p text:style-name="P3">This work stream is concenred with faithfully recreating functionality of the main menu</text:p>
      <text:list xml:id="list2855700615" text:style-name="L14">
        <text:list-item>
          <text:p text:style-name="P52">Toolbar</text:p>
        </text:list-item>
      </text:list>
      <text:h text:style-name="Heading_20_4" text:outline-level="4">Work stream E (textures &amp; sounds)</text:h>
      <text:p text:style-name="P9">This work stream is concerned with remaking texture loader</text:p>
      <text:h text:style-name="P19" text:outline-level="3">Phase 3 (<text:span text:style-name="T10">lower </text:span>baseline)</text:h>
      <text:p text:style-name="P2">In this phase the minimum content will be created.</text:p>
      <text:h text:style-name="P24" text:outline-level="4">Work stream A (graphics)</text:h>
      <text:p text:style-name="P2">This work stream is concerned with rendering a world</text:p>
      <text:h text:style-name="Heading_20_4" text:outline-level="4">Work stream B (saves)</text:h>
      <text:p text:style-name="P9">This work stream is concerned with saving worlds</text:p>
      <text:h text:style-name="Heading_20_4" text:outline-level="4">Work stream C (modding APIs)</text:h>
      <text:p text:style-name="P2">This work stream will include modding APIs</text:p>
      <text:h text:style-name="Heading_20_4" text:outline-level="4">Work stream D (item system <text:span text:style-name="T15">&amp; inventories</text:span>)</text:h>
      <text:p text:style-name="P6">This work stream is concerned with recreation of inventories</text:p>
      <text:h text:style-name="P20" text:outline-level="3"/>
      <text:h text:style-name="P19" text:outline-level="3">Phase 4 (<text:span text:style-name="T16">mid</text:span> baseline)</text:h>
      <text:p text:style-name="P4">This phase is about adding the most basic content to the game</text:p>
      <text:h text:style-name="Heading_20_4" text:outline-level="4">Work stream A (player)</text:h>
      <text:p text:style-name="P7">This work stream is concerned with recreating a player as known in the 0.5 version</text:p>
      <text:list xml:id="list1015759021" text:style-name="L15">
        <text:list-item>
          <text:p text:style-name="P56">Collision detection</text:p>
        </text:list-item>
        <text:list-item>
          <text:p text:style-name="P57">Health</text:p>
        </text:list-item>
        <text:list-item>
          <text:p text:style-name="P57">Alcohol intoxication</text:p>
        </text:list-item>
      </text:list>
      <text:h text:style-name="P21" text:outline-level="3">Work stream B (</text:h>
      <text:h text:style-name="P19" text:outline-level="3">Phase 5 (upper baseline)</text:h>
      <text:p text:style-name="P9">This phase is concerned with adding most ingame content</text:p>
      <text:p text:style-name="P9"/>
      <text:h text:style-name="Heading_20_3" text:outline-level="3">Phase 6 (<text:span text:style-name="T17">supplementary A)</text:span></text:h>
      <text:p text:style-name="P8">This phase is concerned with adding remaining content, already written in Java</text:p>
      <text:h text:style-name="P22" text:outline-level="3">Phase 7 (supplementary B)</text:h>
      <text:p text:style-name="P8">This phase is concerned with addition of in-progress or unfinished content</text:p>
      <text:h text:style-name="P23" text:outline-level="3">Phase <text:span text:style-name="T17">8</text:span> (<text:span text:style-name="T17">supplementary C)</text:span></text:h>
      <text:h text:style-name="Heading_20_3" text:outline-level="3">Phase <text:span text:style-name="T17">9</text:span> (<text:span text:style-name="T17">perfection)</text:span></text:h>
      <text:p text:style-name="P8">This phase is concerned with improving performance and reliability of the game. There will be very little content in this phase</text:p>
      <text:h text:style-name="Heading_20_3" text:outline-level="3">Phase <text:span text:style-name="T17">10</text:span> (<text:span text:style-name="T17">final)</text:span></text:h>
      <text:p text:style-name="P8">This phase, the game will be prepared for upcoming rele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adornments="Regularna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Kod" style:family="paragraph" style:parent-style-name="Standard">
      <style:text-properties fo:color="#ffffff" loext:opacity="100%" style:font-name="Liberation Mono" fo:font-family="'Liberation Mono'" style:font-style-name="Regularna" style:font-family-generic="modern" style:font-pitch="fixed" fo:background-color="#3333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1T08:44:45.741000000</meta:creation-date>
    <dc:date>2022-10-02T14:26:05.564000000</dc:date>
    <meta:editing-duration>PT1H14M33S</meta:editing-duration>
    <meta:editing-cycles>28</meta:editing-cycles>
    <meta:generator>LibreOffice/7.2.4.1$Windows_X86_64 LibreOffice_project/27d75539669ac387bb498e35313b970b7fe9c4f9</meta:generator>
    <meta:document-statistic meta:table-count="0" meta:image-count="0" meta:object-count="0" meta:page-count="9" meta:paragraph-count="135" meta:word-count="805" meta:character-count="4688" meta:non-whitespace-character-count="4086"/>
  </office:meta>
</office:document-meta>
</file>